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6.0.oxt&#13;Update file created : emph.update.xml&#13;&#13;26.04.2021 18:48:4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6.0.oxt&#13;Update file created : emph-A.update.xml&#13;&#13;26.04.2021 18:48: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3.oxt&#13;Update file created : emph-L.update.xml&#13;&#13;26.04.2021 18:08: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5509931039261682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13135389781495635" text:style-name="L2">
        <text:list-item>
          <text:p text:style-name="P49">Version 2.1.2 :</text:p>
        </text:list-item>
      </text:list>
      <text:list xml:id="list2471957843549244649" text:style-name="L3">
        <text:list-item>
          <text:list>
            <text:list-item>
              <text:p text:style-name="P50">Localized help : resolved non-functional hyperlink due to API incompatibility introduced by Apache OpenOffice 4.1 (and LibreOffice 4.0).</text:p>
            </text:list-item>
          </text:list>
        </text:list-item>
      </text:list>
      <text:list xml:id="list37367943" text:continue-list="list3413135389781495635" text:style-name="L2">
        <text:list-item>
          <text:p text:style-name="P49">Version 2.1.1 :</text:p>
        </text:list-item>
      </text:list>
      <text:list xml:id="list634511969991741074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7362699" text:continue-list="list37367943" text:style-name="L2">
        <text:list-item>
          <text:p text:style-name="P49">Version 2.1.0 :</text:p>
        </text:list-item>
      </text:list>
      <text:list xml:id="list182108424327147493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7349233" text:continue-list="list37362699" text:style-name="L2">
        <text:list-item>
          <text:p text:style-name="P49">Version 2.0.0 :</text:p>
        </text:list-item>
      </text:list>
      <text:list xml:id="list53404556454825614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7343138" text:continue-list="list37349233" text:style-name="L2">
        <text:list-item>
          <text:p text:style-name="P49">Version 1.5.3 :</text:p>
        </text:list-item>
      </text:list>
      <text:list xml:id="list279311275376770630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2765338965329153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4261389559173930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8495411933982413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8725195886683299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8944201759264046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44564994046983662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2484348007553460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054343195276264302"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66786582760838569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51282217496400389" text:style-name="L17">
        <text:list-item>
          <text:p text:style-name="P64">Arg1 : <text:span text:style-name="InstructionMacro">String</text:span> : mandatory, type of control used for the button</text:p>
        </text:list-item>
      </text:list>
      <text:list xml:id="list465786671592404641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17955771693997348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59036728000993186"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8147684416278317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39546907132762676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70238726749714132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0992414299383249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2821913673117084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855458021337586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785262667102213785"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241002575883152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09602218706672305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74777219868124977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7534827254802830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61465446280608478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59788453922396968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83837766353560734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7366845686321868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24546787855206276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403863142373992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40607615515020570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36255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8726837175110502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9926149984776676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072356476825593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4</dc:date>
     <text:p>internal</text:p>
     <text:p>Page2</text:p>
     <text:p/>
    </office:annotation>Paragraph styles</text:p>
      <text:p text:style-name="P28"><office:annotation>
     <dc:creator>BM</dc:creator>
     <dc:date>2008-03-13T00:00:00.14</dc:date>
     <text:p>internal</text:p>
     <text:p>Page7</text:p>
     <text:p/>
    </office:annotation>Hyperlinks</text:p>
      <text:p text:style-name="hlp_5f_paragraph"><text:span text:style-name="T14"><office:annotation>
      <dc:creator>BM</dc:creator>
      <dc:date>2008-03-13T00:00:00.14</dc:date>
      <text:p>internal</text:p>
      <text:p>Page3</text:p>
      <text:p/>
     </office:annotation></text:span><text:span text:style-name="T14">Text formatting</text:span></text:p>
      <text:p text:style-name="P28"><office:annotation>
     <dc:creator>BM</dc:creator>
     <dc:date>2008-03-26T00:00:00.1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5</dc:date>
     <text:p>external</text:p>
     <text:p>text/swriter/main0210.xhp</text:p>
     <text:p/>
    </office:annotation><text:span text:style-name="T14">Preview topic</text:span> </text:p>
      <text:p text:style-name="hlp_5f_paragraph">This hyperlink displays <text:s/><office:annotation>
     <dc:creator>BM</dc:creator>
     <dc:date>2008-03-15T00:00:00.1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372212" text:continue-list="list724546787855206276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368982" text:continue-list="list3736255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6</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6</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6</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7351483" text:continue-list="list3737221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6.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in/", "https://raw.githubusercontent.com/peter88213/emph/main/")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